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l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able.html" text:style-name="Internet_20_link" text:visited-style-name="Visited_20_Internet_20_Link">link</text:a>)</text:p>

            
                <text:list xml:id="list_Table2" text:continue-numbering="true" text:continue-list="list_T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l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le4" text:continue-numbering="true" text:continue-list="list_Table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le5" text:continue-numbering="true" text:continue-list="list_Table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le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le7" text:continue-numbering="true" text:continue-list="list_Table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le8" text:continue-numbering="true" text:continue-list="list_Table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le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le10" text:continue-numbering="true" text:continue-list="list_Table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le11" text:continue-numbering="true" text:continue-list="list_Table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le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le13" text:continue-numbering="true" text:continue-list="list_Table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le14" text:continue-numbering="true" text:continue-list="list_Table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le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le16" text:continue-numbering="true" text:continue-list="list_Table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le17" text:continue-numbering="true" text:continue-list="list_Table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le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able19" text:continue-numbering="true" text:continue-list="list_Table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able20" text:continue-numbering="true" text:continue-list="list_Table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le21" text:continue-numbering="true" text:continue-list="list_Table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le22" text:continue-numbering="true" text:continue-list="list_Table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le23" text:continue-numbering="true" text:continue-list="list_Tabl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le24" text:continue-numbering="true" text:continue-list="list_Table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le25" text:continue-numbering="true" text:continue-list="list_Table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le26" text:continue-numbering="true" text:continue-list="list_Table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le27" text:continue-numbering="true" text:continue-list="list_Table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le28" text:continue-numbering="true" text:continue-list="list_Table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le29" text:continue-numbering="true" text:continue-list="list_Table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le30" text:continue-numbering="true" text:continue-list="list_Table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le31" text:continue-numbering="true" text:continue-list="list_Table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le32" text:continue-numbering="true" text:continue-list="list_Table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le33" text:continue-numbering="true" text:continue-list="list_Table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le34" text:continue-numbering="true" text:continue-list="list_Table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le35" text:continue-numbering="true" text:continue-list="list_Table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le36" text:continue-numbering="true" text:continue-list="list_Table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le37" text:continue-numbering="true" text:continue-list="list_Table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le38" text:continue-numbering="true" text:continue-list="list_Table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le39" text:continue-numbering="true" text:continue-list="list_Table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le40" text:continue-numbering="true" text:continue-list="list_Table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le41" text:continue-numbering="true" text:continue-list="list_Table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le42" text:continue-numbering="true" text:continue-list="list_Table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le43" text:continue-numbering="true" text:continue-list="list_Table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le44" text:continue-numbering="true" text:continue-list="list_Table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le45" text:continue-numbering="true" text:continue-list="list_Table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le46" text:continue-numbering="true" text:continue-list="list_Table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le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le48" text:continue-numbering="true" text:continue-list="list_Table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le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le50" text:continue-numbering="true" text:continue-list="list_Table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le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le52" text:continue-numbering="true" text:continue-list="list_Table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le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le54" text:continue-numbering="true" text:continue-list="list_Table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le55" text:continue-numbering="true" text:continue-list="list_Table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le56" text:continue-numbering="true" text:continue-list="list_Table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le57" text:continue-numbering="true" text:continue-list="list_Table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le58" text:continue-numbering="true" text:continue-list="list_Table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le59" text:continue-numbering="true" text:continue-list="list_Table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le60" text:continue-numbering="true" text:continue-list="list_Table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le61" text:continue-numbering="true" text:continue-list="list_Table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le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le63" text:continue-numbering="true" text:continue-list="list_Table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le64" text:continue-numbering="true" text:continue-list="list_Table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le65" text:continue-numbering="true" text:continue-list="list_Table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